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hreshold dis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SH</text:p>
          </table:table-cell>
        </table:table-row>
        <table:table-row table:style-name="ro1">
          <table:table-cell table:style-name="ce1" office:value-type="float" office:value="60" calcext:value-type="float" table:number-columns-spanned="1" table:number-rows-spanned="4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2.997" calcext:value-type="float">
            <text:p>32.997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05662" calcext:value-type="float">
            <text:p>0.005662</text:p>
          </table:table-cell>
          <table:table-cell table:style-name="ce1" office:value-type="string" calcext:value-type="string" table:number-columns-spanned="1" table:number-rows-spanned="4">
            <text:p>noisy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0.3853" calcext:value-type="float">
            <text:p>60.385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7885" calcext:value-type="float">
            <text:p>0.007885</text:p>
          </table:table-cell>
          <table:covered-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6.036" calcext:value-type="float">
            <text:p>96.03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10754" calcext:value-type="float">
            <text:p>0.010754</text:p>
          </table:table-cell>
          <table:covered-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9.2783" calcext:value-type="float">
            <text:p>59.2783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53353" calcext:value-type="float">
            <text:p>0.053353</text:p>
          </table:table-cell>
          <table:covered-table-cell/>
        </table:table-row>
        <table:table-row table:style-name="ro1">
          <table:table-cell table:style-name="ce1" office:value-type="float" office:value="0.01" calcext:value-type="float" table:number-columns-spanned="1" table:number-rows-spanned="4">
            <text:p>0.01</text:p>
          </table:table-cell>
          <table:table-cell office:value-type="float" office:value="16" calcext:value-type="float">
            <text:p>16</text:p>
          </table:table-cell>
          <table:table-cell office:value-type="float" office:value="33.043172" calcext:value-type="float">
            <text:p>33.0431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553" calcext:value-type="float">
            <text:p>0.00553</text:p>
          </table:table-cell>
          <table:table-cell table:style-name="ce1" office:value-type="string" calcext:value-type="string" table:number-columns-spanned="1" table:number-rows-spanned="4">
            <text:p>noisy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6.243396" calcext:value-type="float">
            <text:p>66.24339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5796" calcext:value-type="float">
            <text:p>0.005796</text:p>
          </table:table-cell>
          <table:covered-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7.114218" calcext:value-type="float">
            <text:p>97.114218</text:p>
          </table:table-cell>
          <table:table-cell office:value-type="float" office:value="0" calcext:value-type="float">
            <text:p>0</text:p>
          </table:table-cell>
          <table:table-cell office:value-type="float" office:value="0.001639" calcext:value-type="float">
            <text:p>0.001639</text:p>
          </table:table-cell>
          <table:covered-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33.278463" calcext:value-type="float">
            <text:p>33.278463</text:p>
          </table:table-cell>
          <table:table-cell office:value-type="float" office:value="0" calcext:value-type="float">
            <text:p>0</text:p>
          </table:table-cell>
          <table:table-cell office:value-type="float" office:value="0.006003" calcext:value-type="float">
            <text:p>0.006003</text:p>
          </table:table-cell>
          <table:covered-table-cell/>
        </table:table-row>
        <table:table-row table:style-name="ro1">
          <table:table-cell table:style-name="ce1" office:value-type="float" office:value="0.01" calcext:value-type="float" table:number-columns-spanned="1" table:number-rows-spanned="4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34.08955" calcext:value-type="float">
            <text:p>34.08955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13533" calcext:value-type="float">
            <text:p>0.013533</text:p>
          </table:table-cell>
          <table:table-cell table:style-name="ce1" office:value-type="string" calcext:value-type="string" table:number-columns-spanned="1" table:number-rows-spanned="4">
            <text:p>good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.76247" calcext:value-type="float">
            <text:p>53.76247</text:p>
          </table:table-cell>
          <table:table-cell office:value-type="float" office:value="0" calcext:value-type="float">
            <text:p>0</text:p>
          </table:table-cell>
          <table:table-cell office:value-type="float" office:value="0.002102" calcext:value-type="float">
            <text:p>0.002102</text:p>
          </table:table-cell>
          <table:covered-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.807737" calcext:value-type="float">
            <text:p>5.80773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8953" calcext:value-type="float">
            <text:p>0.008953</text:p>
          </table:table-cell>
          <table:covered-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5.68155" calcext:value-type="float">
            <text:p>55.6815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9121" calcext:value-type="float">
            <text:p>0.009121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02:21.803320461</meta:creation-date>
    <dc:date>2017-06-08T10:27:06.555619176</dc:date>
    <meta:editing-duration>PT14M34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